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90000002960E839B5F03914F4.png" manifest:media-type="image/png"/>
  <manifest:file-entry manifest:full-path="Pictures/1000D8560000043D0000043DBDD59FA7121F811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08cm" fo:min-width="2.463cm" fo:padding-top="0.151cm" fo:padding-bottom="0.151cm" fo:padding-left="0.276cm" fo:padding-right="0.276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263cm" svg:height="2.842cm" svg:x="1.751cm" svg:y="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1.987cm" svg:y="2.335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1cm" svg:height="0.81cm" svg:x="2.414cm" svg:y="3.277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1cm" svg:height="0.81cm" svg:x="3.022cm" svg:y="1.749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cm" svg:height="0.811cm" svg:x="3.99cm" svg:y="3.4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1cm" svg:height="0.811cm" svg:x="3.5cm" svg:y="2.6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cm" svg:height="0.811cm" svg:x="4.3cm" svg:y="1.8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cm" svg:height="0.811cm" svg:x="4.89cm" svg:y="2.6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custom-shape draw:style-name="gr1" draw:text-style-name="P1" draw:layer="layout" svg:width="4.263cm" svg:height="2.842cm" svg:x="8cm" svg:y="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cm" svg:x="8.3cm" svg:y="3.1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1cm" svg:height="0.81cm" svg:x="9.089cm" svg:y="1.7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1cm" svg:height="0.811cm" svg:x="9.4cm" svg:y="2.689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cm" svg:height="0.811cm" svg:x="10.5cm" svg:y="2.189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frame draw:style-name="gr2" draw:text-style-name="P1" draw:layer="layout" svg:width="0.81cm" svg:height="0.811cm" svg:x="10.5cm" svg:y="3.189cm">
          <draw:image xlink:href="Pictures/1000D8560000043D0000043DBDD59FA7121F8113.svg" xlink:type="simple" xlink:show="embed" xlink:actuate="onLoad">
            <text:p/>
          </draw:image>
          <draw:image xlink:href="Pictures/10000201000000290000002960E839B5F03914F4.png" xlink:type="simple" xlink:show="embed" xlink:actuate="onLoad"/>
        </draw:frame>
        <draw:line draw:style-name="gr3" draw:text-style-name="P2" draw:layer="layout" svg:x1="5.1cm" svg:y1="2.2cm" svg:x2="9.1cm" svg:y2="2.1cm">
          <text:p/>
        </draw:line>
        <draw:line draw:style-name="gr3" draw:text-style-name="P2" draw:layer="layout" svg:x1="5.7cm" svg:y1="3cm" svg:x2="10.6cm" svg:y2="2.6cm">
          <text:p/>
        </draw:line>
        <draw:line draw:style-name="gr3" draw:text-style-name="P2" draw:layer="layout" svg:x1="4.8cm" svg:y1="3.8cm" svg:x2="8.4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2:14:51.610614583</meta:creation-date>
    <dc:date>2017-07-30T16:00:16.684444200</dc:date>
    <meta:editing-duration>PT19M53S</meta:editing-duration>
    <meta:editing-cycles>4</meta:editing-cycles>
    <meta:generator>LibreOffice/5.3.4.2$Linux_X86_64 LibreOffice_project/30m0$Build-2</meta:generator>
    <meta:document-statistic meta:object-count="17"/>
  </office:meta>
</office:document-meta>
</file>